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9050" officeooo:paragraph-rsid="00179050" style:font-size-asian="12.25pt" style:font-size-complex="14pt"/>
    </style:style>
    <style:style style:name="P2" style:family="paragraph" style:parent-style-name="Standard">
      <style:text-properties fo:font-size="14pt" officeooo:rsid="00179d96" officeooo:paragraph-rsid="00179d96" style:font-size-asian="12.25pt" style:font-size-complex="14pt"/>
    </style:style>
    <style:style style:name="P3" style:family="paragraph" style:parent-style-name="Standard">
      <style:text-properties fo:color="#ce181e" fo:font-size="14pt" officeooo:rsid="00179050" officeooo:paragraph-rsid="00179050" style:font-size-asian="12.25pt" style:font-size-complex="14pt"/>
    </style:style>
    <style:style style:name="P4" style:family="paragraph" style:parent-style-name="Standard">
      <style:text-properties fo:color="#ce181e" fo:font-size="14pt" officeooo:rsid="00179d96" officeooo:paragraph-rsid="00179d96" style:font-size-asian="12.25pt" style:font-size-complex="14pt"/>
    </style:style>
    <style:style style:name="P5" style:family="paragraph" style:parent-style-name="Standard">
      <style:text-properties fo:color="#000000" fo:font-size="14pt" officeooo:rsid="00179d96" officeooo:paragraph-rsid="00179d96" style:font-size-asian="12.25pt" style:font-size-complex="14pt"/>
    </style:style>
    <style:style style:name="P6" style:family="paragraph" style:parent-style-name="Standard">
      <style:text-properties fo:color="#000000" fo:font-size="14pt" officeooo:rsid="0018125f" officeooo:paragraph-rsid="0018125f" style:font-size-asian="12.25pt" style:font-size-complex="14pt"/>
    </style:style>
    <style:style style:name="P7" style:family="paragraph" style:parent-style-name="Standard">
      <style:text-properties fo:color="#000000" fo:font-size="14pt" officeooo:rsid="001b4b54" officeooo:paragraph-rsid="001b4b54" style:font-size-asian="12.25pt" style:font-size-complex="14pt"/>
    </style:style>
    <style:style style:name="P8" style:family="paragraph" style:parent-style-name="Standard">
      <style:text-properties fo:color="#000000" fo:font-size="14pt" officeooo:rsid="001bb490" officeooo:paragraph-rsid="001bb490" style:font-size-asian="12.25pt" style:font-size-complex="14pt"/>
    </style:style>
    <style:style style:name="P9" style:family="paragraph" style:parent-style-name="Standard">
      <style:text-properties fo:color="#000000" fo:font-size="14pt" officeooo:rsid="001d904f" officeooo:paragraph-rsid="001d904f" style:font-size-asian="12.25pt" style:font-size-complex="14pt"/>
    </style:style>
    <style:style style:name="P10" style:family="paragraph" style:parent-style-name="Standard">
      <style:text-properties fo:color="#ed1c24" fo:font-size="14pt" officeooo:rsid="0018125f" officeooo:paragraph-rsid="0018125f" style:font-size-asian="12.25pt" style:font-size-complex="14pt"/>
    </style:style>
    <style:style style:name="P11" style:family="paragraph" style:parent-style-name="Standard">
      <style:text-properties fo:color="#ed1c24" fo:font-size="14pt" officeooo:rsid="001b4b54" officeooo:paragraph-rsid="001b4b54" style:font-size-asian="12.25pt" style:font-size-complex="14pt"/>
    </style:style>
    <style:style style:name="T1" style:family="text">
      <style:text-properties officeooo:rsid="00179d96"/>
    </style:style>
    <style:style style:name="T2" style:family="text">
      <style:text-properties officeooo:rsid="001b4b54"/>
    </style:style>
    <style:style style:name="T3" style:family="text">
      <style:text-properties officeooo:rsid="001d9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<text:span text:style-name="T1">Tạo super user để login vào admin database:</text:span></text:p>
      <text:p text:style-name="P1"><text:span text:style-name="T1">+ python3 manage.py createsuperuser</text:span></text:p>
      <text:p text:style-name="P2">+ Đặt tên đăng nhập, mật khẩu</text:p>
      <text:p text:style-name="P2"/>
      <text:p text:style-name="P4">- Sửa password cho super user:</text:p>
      <text:p text:style-name="P2">+ python3 manage.py changepassword</text:p>
      <text:p text:style-name="P2">+ nhập tên đăng nhập</text:p>
      <text:p text:style-name="P2">+ sửa lại mật khẩu</text:p>
      <text:p text:style-name="P2"/>
      <text:p text:style-name="P4">- Tạo 1 project (database) mới:</text:p>
      <text:p text:style-name="P5">+ Vào app cần xử lý, models.py, tạo class với các thuộc tính như tạo bảng</text:p>
      <text:p text:style-name="P8">+ python3 manage.py makemigrations</text:p>
      <text:p text:style-name="P8">+ python3 manage.py migrate</text:p>
      <text:p text:style-name="P5">+ Vào admin.py import class mới tạo vào, register class đó</text:p>
      <text:p text:style-name="P6">+ Vào settings.py, ở dưới cùng, thêm MEDIA_URL và MEDIA_ROOT để lưu trữ và hiển thị ảnh trong database </text:p>
      <text:p text:style-name="P6">+ Vào thư mục project gốc, urls.py, import các lib, thêm urlpatterns</text:p>
      <text:p text:style-name="P6">+ Để hiện thị được trên file html, vào views.py, import class (bảng) mới tạo vào, xử lý trong hàm</text:p>
      <text:p text:style-name="P6"/>
      <text:p text:style-name="P10">- <text:span text:style-name="T2">Thêm views của app khác vào routes trong urls:</text:span></text:p>
      <text:p text:style-name="P7">+ Vào urls.py của root project, import thêm include từ django.urls</text:p>
      <text:p text:style-name="P7">+ Thêm path mới, include app mới vào</text:p>
      <text:p text:style-name="P7">+ Trong app mới (blog) tạo file urls.py, import path, views của app đó vào, tạo urlpattern s cho n</text:p>
      <text:p text:style-name="P7">+ Tạo templates chưa file html</text:p>
      <text:p text:style-name="P7">+ Vào views.py của app mới, tạo hàm render file html</text:p>
      <text:p text:style-name="P7"/>
      <text:p text:style-name="P11">- <text:span text:style-name="T3">Static files:</text:span></text:p>
      <text:p text:style-name="P9">+ Trong app, tạo folder static/portfolio(tùy biến), lưu các file ảnh, txt, pdf, … vào</text:p>
      <text:p text:style-name="P9">+ Vào file html, thêm {% load static %} vào trên cùng</text:p>
      <text:p text:style-name="P9">+ tạo link, img chứa src kiểu src="{% static 'logo.jpg' %}"</text:p>
      <text:p text:style-name="P9">+ ở folder project root, settings.py, xuống dưới thêm 2 dòng</text:p>
      <text:p text:style-name="P9"><text:tab/>import os.path</text:p>
      <text:p text:style-name="P9"><text:tab/>STATICFILES_DIRS=(os.path.join('static'),)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7:54:52.328103933</meta:creation-date>
    <dc:date>2020-07-02T14:14:53.054307531</dc:date>
    <meta:editing-duration>PT1H37M4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53" meta:character-count="1362" meta:non-whitespace-character-count="1134"/>
  </office:meta>
</office:document-meta>
</file>